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2">Synchronization transitions Manager</text:p>
      <text:p text:style-name="Standard"/>
      <text:p text:style-name="Standard"/>
      <text:p text:style-name="Standard"/>
      <text:p text:style-name="P1">Introduction</text:p>
      <text:p text:style-name="Standard"/>
      <text:p text:style-name="Standard"/>
      <text:p text:style-name="P3"><text:tab/>A partitioned Petri Net is composed of different PN-processes. These PN-processes can interact with other PN-process in different ways, synchronous and asynchronous. The asynchronous communication between PN-processes are represented by the communication places and the synchronous interactions by the synchronization transitions. In this chapter we will study the synchronization transitions.</text:p>
      <text:p text:style-name="P3"/>
      <text:p text:style-name="P3"><text:tab/>Our code generator will parse the MSM file representing the Petri Net model and will generate a synchronization transitions manager in order to manage all the communications between PN-processes and the synchronization transitions. The synchronization transition manager (STM) can be distributed or not. We could easily implement a distributed STM launching a different MPI process for each different synchronization transition(ST) because the STs are independent of others Sts.</text:p>
      <text:p text:style-name="P3"/>
      <text:p text:style-name="P3"><text:tab/>However, a distributed implementation of the STM is not necessary for our code generator because we are working with PT Petri Nets and not coloured Petri Nets, so there is no guards to evaluate when firing a ST. Each request coming from a PN-process is treated quickly by the STM, it answers if necessary and then it comes back to the “Receiving” state to treat the next request.</text:p>
      <text:p text:style-name="P3"/>
      <text:p text:style-name="P3"><text:tab/>Thus, the centralized STM has to receive the request from the PN-processes and to update the state of the target ST. But there is two kind of ST, the simple ST and the multiple choice ST. In this chapter we will study the definition, characteristics and implementation of both of these ST.</text:p>
      <text:p text:style-name="P3"/>
      <text:p text:style-name="Standard"/>
      <text:p text:style-name="P1">Simple synchronization transitions</text:p>
      <text:p text:style-name="Standard"/>
      <text:p text:style-name="Standard"/>
      <text:p text:style-name="P3"><text:tab/>A simple ST is a ST which is the only target from a local place. In this case, the PN-process only can wait until the ST is fired, it has no choice. As we saw in the past chapters, each PN-process has a main loop with an internal switch in which the code executed depends on the current state of the PN-process. This state can be a local place, a local transition or a synchronization transition. If the state is a simple ST, the PN-process will send a message with the MPI_Send function to the STM. The message will be tagged with the TAG_SINCT_ASK tag and it will contain an integer representing the ST target. Then, the PN-process will call the MPI_Recv function in order to wait the response. </text:p>
      <text:p text:style-name="P3"/>
      <text:p text:style-name="P3"><text:tab/>However, a PN-process has to be able to receive and treat an ending request from the Prototype Manager at any moment. The PN-Process hast to be able to accept messages from different sources. For this reason, we used the MPI_Probe function instead of the MPI_Recv function. When the MPI process receives message, it will save the tag and source of the message <text:soft-page-break/>before treating it. With the tag and source we can choose the correct treatment of the message. If the message is the response of the STM, then the PN-process has fired the ST and it can pass to the next state (a local place).</text:p>
      <text:p text:style-name="P3"/>
      <text:p text:style-name="P3"><text:tab/>The STM is a MPI process with a main loop in which it will receive and treat the request of the PN-processes. It has an array of SYNC_PROC structures. The size of this array is the number of ST in the Petri Net. A SYNC_PROC structure is composed of a matrix of integers and a vector of counters (integers). The width of the matrix is the number of types of PN-processes and its heigh is the number of instances of all PN-processes. The size of the vector is equal to the height of the matrix. All the values of the matrix are initialized with -1 and all the values of the vector of counters are initialized with the number of incoming arcs of the current ST. The matrix and the vector are a cycling buffer for saving request from the PN-process, for this reason we chose the number of instance of all PN-processes as the height of the matrix, because we can be sure we wont receive more request than this. A PN-Process can not fire two ST at the same time. In order to cycling in this matrix we defined an integer variable “current” to know the row of the matrix representing the oldest request that has not be fired yet.</text:p>
      <text:p text:style-name="P3"/>
      <text:p text:style-name="P3"><text:tab/>When the STM receives a request, it will update the structure of the ST target in the array of structures. It will decrement the counter of the current row in the vector and to add the MPI rank of the source process in the current row in the matrix. The column of the matrix will correspond to the type of the source PN-Process. As we saw in the past chapters, each type of PN-process has an ID. In this way, we can be sure several instances of the same type of PN-process will never synchronize on the same ST. When a PN-Process sends a request to the STM and it already has an rank (not -1) in the current row and corresponding column of the matrix, it means another instance of the same type of PN-Process is trying to fire the ST; so the rank of the source process of the new request will be add at the next row of the matrix and the corresponding counter decremented.</text:p>
      <text:p text:style-name="P3"/>
      <text:p text:style-name="P3"><text:tab/>When the current counter of a ST arrives to zero, the STM will send the response to all the PN-processes in the current row of the matrix, the message will be tagged with the TAG_SYNCT_ACK tag and will contain the ID of the ST fired. Then it will re-initialise the row of the matrix and the counter and pass to the next row. The PN-processes waiting on the ST will fire the ST at the same time when they will receive the answer from the STM and this is the behaviour expected of a ST. </text:p>
      <text:p text:style-name="Standard"/>
      <text:p text:style-name="Standard"/>
      <text:p text:style-name="P1">Multiple choice synchronization transitions</text:p>
      <text:p text:style-name="Standard"/>
      <text:p text:style-name="Standard"/>
      <text:p text:style-name="P3"><text:tab/>We already exposed how the STM manage the simple ST. But a PN-Process can have different options from a local place. For example, from a local place, the PN-Process can try to fire a ST or a local transition, or even another ST. It is important to highlight that the PN-Process can not be blocked by a ST if it can fire another one; this is the real behaviour of a Petri Net. </text:p>
      <text:p text:style-name="P3"/>
      <text:p text:style-name="P3"><text:tab/>In order to simulate the real behaviour of a Petri Net we will introduce the temporised requests. In a temporised request a transition is chosen with a random function and a timer is launched when the PN-Process try to fire the ST; if the timer expires the request is canceled and the PN-Process comes back to its last state and try to fire another transition.</text:p>
      <text:p text:style-name="P3"/>
      <text:p text:style-name="P3"><text:tab/>When a PN-Process arrives to a place with multiple choice, it saves its current state in order to be able to come back if necessary. Then, it chose a transition with a random function, if the <text:soft-page-break/>random function returns the same transition it tried the last time, it will call the random function again to chose another one. </text:p>
      <text:p text:style-name="P3"/>
      <text:p text:style-name="P3"><text:tab/>As we explained in the last chapter, in the Communication Places Manager (CPM), the timers are in the CPM process. This time, the timer of the temporised request is in the PN-Processes and not in the STM process. We implemented this last solution to test both approaches. When the timer expires the PN-Process will cancel the request sending a message tagged with the TAG_SYNCT_CAN and the message will contain the ID of the ST target. The STM will search the MPI source process in the matrix of the target ST structure, it will erase it (write -1) and it will increment the counter of the current row of the vector.</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Leo G.</meta:initial-creator>
    <meta:creation-date>2008-12-08T20:46:53</meta:creation-date>
    <dc:creator>Leo G.</dc:creator>
    <dc:date>2008-12-09T00:03:41</dc:date>
    <meta:editing-cycles>15</meta:editing-cycles>
    <meta:editing-duration>PT3H16M50S</meta:editing-duration>
    <meta:user-defined meta:name="Información 1"/>
    <meta:user-defined meta:name="Información 2"/>
    <meta:user-defined meta:name="Información 3"/>
    <meta:user-defined meta:name="Información 4"/>
    <meta:document-statistic meta:table-count="0" meta:image-count="0" meta:object-count="0" meta:page-count="3" meta:paragraph-count="17" meta:word-count="1315" meta:character-count="7110"/>
  </office:meta>
</office:document-meta>
</file>